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7.0868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4.3313in"/>
    </style:style>
    <style:style style:name="Table22.A1" style:family="table-cell">
      <style:table-cell-properties style:vertical-align="middle" fo:padding="0.0194in" fo:border="none"/>
    </style:style>
    <style:style style:name="Table23" style:family="table">
      <style:table-properties style:width="5.033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1.0944in"/>
    </style:style>
    <style:style style:name="Table23.A1" style:family="table-cell">
      <style:table-cell-properties style:vertical-align="middle" fo:padding="0.0194in" fo:border="none"/>
    </style:style>
    <style:style style:name="Table24" style:family="table">
      <style:table-properties style:width="7.0868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3.8264in"/>
    </style:style>
    <style:style style:name="Table24.A1" style:family="table-cell">
      <style:table-cell-properties style:vertical-align="middle" fo:padding="0.0194in" fo:border="none"/>
    </style:style>
    <style:style style:name="Table25" style:family="table">
      <style:table-properties style:width="7.0868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3.8208in"/>
    </style:style>
    <style:style style:name="Table25.A1" style:family="table-cell">
      <style:table-cell-properties style:vertical-align="middle" fo:padding="0.0194in" fo:border="none"/>
    </style:style>
    <style:style style:name="Table26" style:family="table">
      <style:table-properties style:width="6.7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2.4278in"/>
    </style:style>
    <style:style style:name="Table26.A1" style:family="table-cell">
      <style:table-cell-properties style:vertical-align="middle" fo:padding="0.0194in" fo:border="none"/>
    </style:style>
    <style:style style:name="Table27" style:family="table">
      <style:table-properties style:width="7.0868in" table:align="left" style:writing-mode="lr-tb"/>
    </style:style>
    <style:style style:name="Table27.A" style:family="table-column">
      <style:table-column-properties style:column-width="1.0007in"/>
    </style:style>
    <style:style style:name="Table27.B" style:family="table-column">
      <style:table-column-properties style:column-width="2.3438in"/>
    </style:style>
    <style:style style:name="Table27.C" style:family="table-column">
      <style:table-column-properties style:column-width="3.7424in"/>
    </style:style>
    <style:style style:name="Table27.A1" style:family="table-cell">
      <style:table-cell-properties style:vertical-align="middle" fo:padding="0.0194in" fo:border="none"/>
    </style:style>
    <style:style style:name="Table28" style:family="table">
      <style:table-properties style:width="7.0868in" table:align="left" style:writing-mode="lr-tb"/>
    </style:style>
    <style:style style:name="Table28.A" style:family="table-column">
      <style:table-column-properties style:column-width="1.0007in"/>
    </style:style>
    <style:style style:name="Table28.B" style:family="table-column">
      <style:table-column-properties style:column-width="1.6014in"/>
    </style:style>
    <style:style style:name="Table28.C" style:family="table-column">
      <style:table-column-properties style:column-width="4.4847in"/>
    </style:style>
    <style:style style:name="Table28.A1" style:family="table-cell">
      <style:table-cell-properties style:vertical-align="middle" fo:padding="0.0194in" fo:border="none"/>
    </style:style>
    <style:style style:name="Table29" style:family="table">
      <style:table-properties style:width="5.7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2.5944in"/>
    </style:style>
    <style:style style:name="Table29.A1" style:family="table-cell">
      <style:table-cell-properties style:vertical-align="middle" fo:padding="0.0194in" fo:border="none"/>
    </style:style>
    <style:style style:name="Table30" style:family="table">
      <style:table-properties style:width="7.0868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4.1431in"/>
    </style:style>
    <style:style style:name="Table30.A1" style:family="table-cell">
      <style:table-cell-properties style:vertical-align="middle" fo:padding="0.0194in" fo:border="none"/>
    </style:style>
    <style:style style:name="Table31" style:family="table">
      <style:table-properties style:width="7.08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4.1222in"/>
    </style:style>
    <style:style style:name="Table31.A1" style:family="table-cell">
      <style:table-cell-properties style:vertical-align="middle" fo:padding="0.0194in" fo:border="none"/>
    </style:style>
    <style:style style:name="Table32" style:family="table">
      <style:table-properties style:width="2.1368in" table:align="left" style:writing-mode="lr-tb"/>
    </style:style>
    <style:style style:name="Table32.A" style:family="table-column">
      <style:table-column-properties style:column-width="1.0007in"/>
    </style:style>
    <style:style style:name="Table32.B" style:family="table-column">
      <style:table-column-properties style:column-width="1.1361in"/>
    </style:style>
    <style:style style:name="Table32.A1" style:family="table-cell">
      <style:table-cell-properties style:vertical-align="middle" fo:padding="0.0194in" fo:border="none"/>
    </style:style>
    <style:style style:name="Table33" style:family="table">
      <style:table-properties style:width="7.0868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3.9972in"/>
    </style:style>
    <style:style style:name="Table33.A1" style:family="table-cell">
      <style:table-cell-properties style:vertical-align="middle" fo:padding="0.0194in" fo:border="none"/>
    </style:style>
    <style:style style:name="Table34" style:family="table">
      <style:table-properties style:width="5.3146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1.7507in"/>
    </style:style>
    <style:style style:name="Table34.A1" style:family="table-cell">
      <style:table-cell-properties style:vertical-align="middle" fo:padding="0.0194in" fo:border="none"/>
    </style:style>
    <style:style style:name="Table35" style:family="table">
      <style:table-properties style:width="5.9604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2.2507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7.0868in" table:align="left" style:writing-mode="lr-tb"/>
    </style:style>
    <style:style style:name="Table39.A" style:family="table-column">
      <style:table-column-properties style:column-width="1.0007in"/>
    </style:style>
    <style:style style:name="Table39.B" style:family="table-column">
      <style:table-column-properties style:column-width="1.5028in"/>
    </style:style>
    <style:style style:name="Table39.C" style:family="table-column">
      <style:table-column-properties style:column-width="4.5833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7.0868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4.6944in"/>
    </style:style>
    <style:style style:name="Table41.A1" style:family="table-cell">
      <style:table-cell-properties style:vertical-align="middle" fo:padding="0.0194in" fo:border="none"/>
    </style:style>
    <style:style style:name="Table42" style:family="table">
      <style:table-properties style:width="7.0868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4.2153in"/>
    </style:style>
    <style:style style:name="Table42.A1" style:family="table-cell">
      <style:table-cell-properties style:vertical-align="middle" fo:padding="0.0194in" fo:border="none"/>
    </style:style>
    <style:style style:name="Table43" style:family="table">
      <style:table-properties style:width="7.0868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4.1174in"/>
    </style:style>
    <style:style style:name="Table43.A1" style:family="table-cell">
      <style:table-cell-properties style:vertical-align="middle" fo:padding="0.0194in" fo:border="none"/>
    </style:style>
    <style:style style:name="Table44" style:family="table">
      <style:table-properties style:width="7.0868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3.6597in"/>
    </style:style>
    <style:style style:name="Table44.A1" style:family="table-cell">
      <style:table-cell-properties style:vertical-align="middle" fo:padding="0.0194in" fo:border="none"/>
    </style:style>
    <style:style style:name="Table45" style:family="table">
      <style:table-properties style:width="7.0868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3.6201in"/>
    </style:style>
    <style:style style:name="Table45.A1" style:family="table-cell">
      <style:table-cell-properties style:vertical-align="middle" fo:padding="0.0194in" fo:border="none"/>
    </style:style>
    <style:style style:name="Table46" style:family="table">
      <style:table-properties style:width="7.0868in" table:align="left" style:writing-mode="lr-tb"/>
    </style:style>
    <style:style style:name="Table46.A" style:family="table-column">
      <style:table-column-properties style:column-width="1.0007in"/>
    </style:style>
    <style:style style:name="Table46.B" style:family="table-column">
      <style:table-column-properties style:column-width="1.1458in"/>
    </style:style>
    <style:style style:name="Table46.C" style:family="table-column">
      <style:table-column-properties style:column-width="4.9403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Table_20_Contents" style:list-style-name="L1">
      <style:paragraph-properties fo:margin-top="0in" fo:margin-bottom="0.1965in" style:contextual-spacing="false"/>
    </style:style>
    <style:style style:name="P42" style:family="paragraph" style:parent-style-name="Table_20_Contents" style:list-style-name="L2">
      <style:paragraph-properties fo:margin-top="0in" fo:margin-bottom="0.1965in" style:contextual-spacing="false"/>
    </style:style>
    <style:style style:name="P43" style:family="paragraph" style:parent-style-name="Table_20_Contents" style:list-style-name="L3">
      <style:paragraph-properties fo:margin-top="0in" fo:margin-bottom="0.1965in" style:contextual-spacing="false"/>
    </style:style>
    <style:style style:name="P44" style:family="paragraph" style:parent-style-name="Table_20_Contents" style:list-style-name="L4">
      <style:paragraph-properties fo:margin-top="0in" fo:margin-bottom="0.1965in" style:contextual-spacing="false"/>
    </style:style>
    <style:style style:name="P45" style:family="paragraph" style:parent-style-name="Table_20_Contents" style:list-style-name="L5">
      <style:paragraph-properties fo:margin-top="0in" fo:margin-bottom="0.1965in" style:contextual-spacing="false"/>
    </style:style>
    <style:style style:name="P46" style:family="paragraph" style:parent-style-name="Text_20_body" style:master-page-name="HTML">
      <style:paragraph-properties fo:margin-left="0in" fo:margin-right="0in" fo:text-indent="0in" style:auto-text-indent="false" style:page-number="auto"/>
    </style:style>
    <style:style style:name="P47" style:family="paragraph" style:parent-style-name="Text_20_body" style:list-style-name="L6"/>
    <style:style style:name="P48" style:family="paragraph" style:parent-style-name="Text_20_body" style:list-style-name="L6">
      <style:paragraph-properties fo:margin-top="0in" fo:margin-bottom="0in" style:contextual-spacing="false"/>
    </style:style>
    <style:style style:name="P49"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0"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1"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2"/>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30"/>
    <style:style style:name="P85" style:family="paragraph" style:parent-style-name="Text_20_body" style:list-style-name="L31"/>
    <style:style style:name="P86" style:family="paragraph" style:parent-style-name="Text_20_body" style:list-style-name="L32"/>
    <style:style style:name="P87" style:family="paragraph" style:parent-style-name="Text_20_body" style:list-style-name="L33"/>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36"/>
    <style:style style:name="P91" style:family="paragraph" style:parent-style-name="Text_20_body" style:list-style-name="L38"/>
    <style:style style:name="P92" style:family="paragraph" style:parent-style-name="Text_20_body" style:list-style-name="L39"/>
    <style:style style:name="P93" style:family="paragraph" style:parent-style-name="Text_20_body" style:list-style-name="L40"/>
    <style:style style:name="P94" style:family="paragraph" style:parent-style-name="Text_20_body" style:list-style-name="L41"/>
    <style:style style:name="P95" style:family="paragraph" style:parent-style-name="Text_20_body" style:list-style-name="L42"/>
    <style:style style:name="P96" style:family="paragraph" style:parent-style-name="Text_20_body" style:list-style-name="L43"/>
    <style:style style:name="P97" style:family="paragraph" style:parent-style-name="Text_20_body" style:list-style-name="L44"/>
    <style:style style:name="P98"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6"><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48"><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48"><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48"><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48"><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48"><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48"><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48"><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48"><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48"><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48"><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48"><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48"><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48"><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48"><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48"><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48"><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48"><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48"><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48"><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48"><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48"><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48"><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48"><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48"><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48"><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48"><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48"><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48"><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48"><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48"><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48"><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48"><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48"><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48"><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48"><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48"><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48"><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48"><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48"><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48"><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48"><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48"><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48"><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48"><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48"><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48"><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48"><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48"><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48"><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48"><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48"><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48"><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48"><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48"><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48"><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48"><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48"><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48"><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48"><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48"><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48"><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48"><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48"><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48"><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48"><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48"><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48"><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48"><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48"><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48"><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48"><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48"><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48"><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48"><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48"><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48"><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48"><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48"><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48"><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48"><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48"><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48"><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48"><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48"><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48"><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48"><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48"><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48"><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48"><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48"><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48"><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48"><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48"><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48"><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48"><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48"><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48"><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48"><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48"><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48"><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48"><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48"><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48"><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48"><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48"><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48"><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48"><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48"><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48"><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48"><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48"><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48"><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48"><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48"><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48"><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48"><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48"><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48"><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48"><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48"><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48"><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48"><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48"><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48"><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48"><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48"><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48"><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48"><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48"><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48"><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48"><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48"><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48"><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48"><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48"><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48"><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48"><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48"><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48"><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48"><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48"><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48"><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48"><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48"><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48"><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48"><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48"><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48"><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48"><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48"><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48"><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48"><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48"><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48"><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48"><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48"><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48"><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48"><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48"><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48"><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48"><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48"><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48"><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48"><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48"><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48"><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48"><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48"><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48"><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48"><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48"><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48"><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48"><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48"><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48"><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48"><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48"><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48"><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48"><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48"><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48"><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48"><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48"><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48"><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48"><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48"><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48"><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48"><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48"><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48"><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48"><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48"><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48"><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48"><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48"><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48"><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48"><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48"><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48"><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48"><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48"><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48"><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48"><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48"><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48"><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48"><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48"><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48"><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48"><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48"><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48"><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48"><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48"><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48"><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48"><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48"><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48"><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48"><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48"><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48"><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48"><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48"><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48"><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48"><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48"><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48"><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48"><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48"><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48"><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48"><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48"><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48"><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48"><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48"><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48"><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48"><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48"><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48"><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48"><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48"><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48"><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48"><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48"><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48"><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48"><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48"><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48"><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48"><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48"><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48"><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48"><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48"><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48"><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48"><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48"><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48"><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48"><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7"><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49">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0">Matija Kejžar, Senior Engineer, Better, Slovenia</text:p>
          </text:list-item>
          <text:list-item>
            <text:p text:style-name="P50">Patrick Langford, NeuronSong LLC, Utah, USA</text:p>
          </text:list-item>
          <text:list-item>
            <text:p text:style-name="P50">Claude Nanjo MA African Studies, M Public Health, Cognitive Medical Systems Inc., California, USA</text:p>
          </text:list-item>
          <text:list-item>
            <text:p text:style-name="P50"><text:soft-page-break/>Harold Solbrig, Mayo Clinic, Rochester, USA</text:p>
          </text:list-item>
          <text:list-item>
            <text:p text:style-name="P50">Erik Sundvall PhD, Linkoping University, Sweden</text:p>
          </text:list-item>
          <text:list-item>
            <text:p text:style-name="P50">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1">'openEHR' is a registered trademark of the openEHR Foundation;</text:p>
          </text:list-item>
          <text:list-item>
            <text:p text:style-name="P51">'Java' is a registered trademark of Oracle Corporation;</text:p>
          </text:list-item>
          <text:list-item>
            <text:p text:style-name="P51">'C#' is a registered trademark of Microsoft;</text:p>
          </text:list-item>
          <text:list-item>
            <text:p text:style-name="P51">'OMG' and 'UML' are registered trademarks of the Object Management Group;</text:p>
          </text:list-item>
          <text:list-item>
            <text:p text:style-name="P51">'MagicDraw' is a registered trademark of NoMagic Inc;</text:p>
          </text:list-item>
          <text:list-item>
            <text:p text:style-name="P51">'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2">routines, variables, constants;</text:p>
          </text:list-item>
          <text:list-item>
            <text:p text:style-name="P52">expressions (including assertions);</text:p>
          </text:list-item>
          <text:list-item>
            <text:p text:style-name="P52">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3"><text:soft-page-break/>definition of classes, properties and methods;</text:p>
          </text:list-item>
          <text:list-item>
            <text:p text:style-name="P53">delayed routine calls as first-class objects;</text:p>
          </text:list-item>
          <text:list-item>
            <text:p text:style-name="P53">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68"><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68"><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68"><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68"><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68"><text:span text:style-name="Emphasis"><text:span text:style-name="T2">Enumerated types</text:span></text:span><text:span text:style-name="T2">: supported via the notion of 'range-constrained' classes and also references to external value sets;</text:span></text:p>
          </text:list-item>
          <text:list-item>
            <text:p text:style-name="P68"><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68"><text:span text:style-name="Emphasis"><text:span text:style-name="T2">Design by contract (DbC)</text:span></text:span><text:span text:style-name="T2">: formally supported via class invariants and routine pre- and post-conditions;</text:span></text:p>
          </text:list-item>
          <text:list-item>
            <text:p text:style-name="P68"><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4">the composite or association nature of a class property only being known if it is represented as an association, i.e. a line linking two classes on a UML diagram;</text:p>
          </text:list-item>
          <text:list-item>
            <text:p text:style-name="P69"><text:span text:style-name="T2">the notion of </text:span><text:span text:style-name="Emphasis"><text:span text:style-name="T2">type</text:span></text:span><text:span text:style-name="T2"> is not adequately formalised;</text:span></text:p>
          </text:list-item>
          <text:list-item>
            <text:p text:style-name="P54">the meta-model of generic types and container properties is problematic and does not map well to object programming languages;</text:p>
          </text:list-item>
          <text:list-item>
            <text:p text:style-name="P54">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4">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5">poor support for OCL and design by contract in most tools;</text:p>
          </text:list-item>
          <text:list-item>
            <text:p text:style-name="P55">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5">problems with qualified attributes, which are used to represent identifier references to objects rather than direct references;</text:p>
          </text:list-item>
          <text:list-item>
            <text:p text:style-name="P55"><text:soft-page-break/>variable support for XSD generation across tools, where the results are wildly wrong in some tools;</text:p>
          </text:list-item>
          <text:list-item>
            <text:p text:style-name="P70"><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1"><text:span text:style-name="Source_20_Text"><text:span text:style-name="T2">org.openehr.lang.bmm</text:span></text:span><text:span text:style-name="T2">: the BMM</text:span></text:p>
            <text:list>
              <text:list-item>
                <text:p text:style-name="P71"><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1"><text:span text:style-name="Source_20_Text"><text:span text:style-name="T2">core</text:span></text:span><text:span text:style-name="T2">: the core BMM classes used for in-memory representation of an object model. This consists of a number of sub-packages:</text:span></text:p>
                <text:list>
                  <text:list-item>
                    <text:p text:style-name="P71"><text:span text:style-name="Source_20_Text"><text:span text:style-name="T2">model</text:span></text:span><text:span text:style-name="T2">: meta-types representing models and packages;</text:span></text:p>
                  </text:list-item>
                  <text:list-item>
                    <text:p text:style-name="P71"><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1"><text:span text:style-name="Source_20_Text"><text:span text:style-name="T2">feature</text:span></text:span><text:span text:style-name="T2">: meta-types representing classes features, i.e. constants, routines, properties;</text:span></text:p>
                  </text:list-item>
                  <text:list-item>
                    <text:p text:style-name="P71"><text:soft-page-break/><text:span text:style-name="Source_20_Text"><text:span text:style-name="T2">literal_value</text:span></text:span><text:span text:style-name="T2">: meta-types representing literal values;</text:span></text:p>
                  </text:list-item>
                  <text:list-item>
                    <text:p text:style-name="P71"><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2"><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1"><text:soft-page-break/><text:span text:style-name="Source_20_Text">[Integer, String]</text:span> - a tuple type;</text:p>
                </text:list-item>
                <text:list-item>
                  <text:p text:style-name="P41"><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2"><text:soft-page-break/>check that package structure is regular:</text:p>
                  <text:list>
                    <text:list-item>
                      <text:p text:style-name="P42">only top-level packages can have qualified names</text:p>
                    </text:list-item>
                    <text:list-item>
                      <text:p text:style-name="P42">no top-level package name can be a direct parent or child of another (child package must be declared under the parent)</text:p>
                    </text:list-item>
                  </text:list>
                </text:list-item>
                <text:list-item>
                  <text:p text:style-name="P42">check that all classes are mentioned in the package structure</text:p>
                </text:list-item>
                <text:list-item>
                  <text:p text:style-name="P42">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3">convert packages to canonical form, i.e. full hierarchy with no packages with names like aa.bb.cc</text:p>
                </text:list-item>
                <text:list-item>
                  <text:p text:style-name="P43">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3"><text:span text:style-name="Source_20_Text"><text:span text:style-name="T2">"purpose": String</text:span></text:span></text:p>
          </text:list-item>
          <text:list-item>
            <text:p text:style-name="P73"><text:span text:style-name="Source_20_Text"><text:span text:style-name="T2">"keywords": List&lt;String&gt;</text:span></text:span></text:p>
          </text:list-item>
          <text:list-item>
            <text:p text:style-name="P73"><text:span text:style-name="Source_20_Text"><text:span text:style-name="T2">"use": String</text:span></text:span></text:p>
          </text:list-item>
          <text:list-item>
            <text:p text:style-name="P73"><text:soft-page-break/><text:span text:style-name="Source_20_Text"><text:span text:style-name="T2">"misuse": String</text:span></text:span></text:p>
          </text:list-item>
          <text:list-item>
            <text:p text:style-name="P73"><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4"><text:span text:style-name="Source_20_Text">"purpose": String</text:span></text:p>
                </text:list-item>
                <text:list-item>
                  <text:p text:style-name="P44"><text:span text:style-name="Source_20_Text">"keywords": List&lt;String&gt;</text:span></text:p>
                </text:list-item>
                <text:list-item>
                  <text:p text:style-name="P44"><text:span text:style-name="Source_20_Text">"use": String</text:span></text:p>
                </text:list-item>
                <text:list-item>
                  <text:p text:style-name="P44"><text:span text:style-name="Source_20_Text">"misuse": String</text:span></text:p>
                </text:list-item>
                <text:list-item>
                  <text:p text:style-name="P44"><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5">[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5">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5">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5.5. BMM_MODULE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4"><text:span text:style-name="T2">to define the </text:span><text:span text:style-name="Emphasis"><text:span text:style-name="T2">types of properties</text:span></text:span><text:span text:style-name="T2">;</text:span></text:p>
          </text:list-item>
          <text:list-item>
            <text:p text:style-name="P74"><text:span text:style-name="T2">to defined the </text:span><text:span text:style-name="Emphasis"><text:span text:style-name="T2">types of routine parameters and return values</text:span></text:span><text:span text:style-name="T2">;</text:span></text:p>
          </text:list-item>
          <text:list-item>
            <text:p text:style-name="P74"><text:span text:style-name="T2">to define </text:span><text:span text:style-name="Emphasis"><text:span text:style-name="T2">formal type parameters</text:span></text:span><text:span text:style-name="T2"> in a generic class;</text:span></text:p>
          </text:list-item>
          <text:list-item>
            <text:p text:style-name="P74"><text:span text:style-name="T2">to define type(s) of </text:span><text:span text:style-name="Emphasis"><text:span text:style-name="T2">inheritance ancestors of class definitions</text:span></text:span><text:span text:style-name="T2">;</text:span></text:p>
          </text:list-item>
          <text:list-item>
            <text:p text:style-name="P74"><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4"><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5"><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5"><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5"><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5"><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6"><text:span text:style-name="Emphasis"><text:span text:style-name="T2">meta-rule</text:span></text:span><text:span text:style-name="T2">: A Simple type can only conform to a Model type, i.e. either another Simple type or a Generic type;</text:span></text:p>
          </text:list-item>
          <text:list-item>
            <text:p text:style-name="P76"><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6">a substitution of a formal parameter from the generic class with a concrete type, including other generic types and container types;</text:p>
          </text:list-item>
          <text:list-item>
            <text:p text:style-name="P56">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7"><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7"><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7"><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78"><text:span text:style-name="Emphasis"><text:span text:style-name="T2">meta-rule</text:span></text:span><text:span text:style-name="T2">: A Generic type can only conform to another Generic type;</text:span></text:p>
          </text:list-item>
          <text:list-item>
            <text:p text:style-name="P78"><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78"><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7">the number of generic parameters is equal;</text:p>
              </text:list-item>
              <text:list-item>
                <text:p text:style-name="P78"><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78"><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78"><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79"><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79"><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79"><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0"><text:span text:style-name="Emphasis"><text:span text:style-name="T2">meta-rule</text:span></text:span><text:span text:style-name="T2">: A Container type can only conform to another Container type;</text:span></text:p>
          </text:list-item>
          <text:list-item>
            <text:p text:style-name="P80"><text:soft-page-break/><text:span text:style-name="Emphasis"><text:span text:style-name="T2">concrete rules</text:span></text:span><text:span text:style-name="T2">:</text:span></text:p>
            <text:list>
              <text:list-item>
                <text:p text:style-name="P80"><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0"><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1"><text:span text:style-name="Emphasis"><text:span text:style-name="T2">meta-rule</text:span></text:span><text:span text:style-name="T2">: A Tuple type can only conform to another Tuple type;</text:span></text:p>
          </text:list-item>
          <text:list-item>
            <text:p text:style-name="P81"><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1"><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2"><text:span text:style-name="Emphasis"><text:span text:style-name="T2">meta-rule</text:span></text:span><text:span text:style-name="T2">: A Signature type can only conform to another Signature type;</text:span></text:p>
          </text:list-item>
          <text:list-item>
            <text:p text:style-name="P82"><text:span text:style-name="Emphasis"><text:span text:style-name="T2">concrete rules</text:span></text:span><text:span text:style-name="T2">:</text:span></text:p>
            <text:list>
              <text:list-item>
                <text:p text:style-name="P82"><text:span text:style-name="T2">all specific Function signatures conform to the signature </text:span><text:span text:style-name="Source_20_Text"><text:span text:style-name="T2">Function</text:span></text:span><text:span text:style-name="T2">;</text:span></text:p>
              </text:list-item>
              <text:list-item>
                <text:p text:style-name="P82"><text:span text:style-name="T2">all specific Procedure signatures conform to the signature </text:span><text:span text:style-name="Source_20_Text"><text:span text:style-name="T2">Procedure</text:span></text:span><text:span text:style-name="T2">;</text:span></text:p>
              </text:list-item>
              <text:list-item>
                <text:p text:style-name="P58">the conformance of specific Function or Procedure signatures to another Function or Procedure signature is such that:</text:p>
                <text:list>
                  <text:list-item>
                    <text:p text:style-name="P58">the number of argument types accord and;</text:p>
                  </text:list-item>
                  <text:list-item>
                    <text:p text:style-name="P58">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59">Inheritance is from classes to types rather than classes;</text:p>
          </text:list-item>
          <text:list-item>
            <text:p text:style-name="P59">A Generic type parameter can only be a unitary type, i.e. not a container type;</text:p>
          </text:list-item>
          <text:list-item>
            <text:p text:style-name="P59"><text:soft-page-break/>Tuple and Signature types are pure types, i.e. not defined in generating model other than by implication due to use as routine argument lists;</text:p>
          </text:list-item>
          <text:list-item>
            <text:p text:style-name="P83"><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BMM_TYPE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oft-page-break/><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BMM_UNITARY_TYPE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ext:soft-page-break/>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6.8.3. BMM_EFFECTIVE_TYPE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BMM_PARAMETER_TYPE Class<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text:soft-page-break/>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ext:soft-page-break/>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6.8.5. BMM_MODEL_TYPE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BMM_SIMPLE_TYPE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soft-page-break/></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BMM_GENERIC_TYPE 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soft-page-break/></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text:span><text:soft-page-break/><text:span text:style-name="Strong_20_Emphasis">(effected)</text:span></text:p>
            </table:table-cell>
            <table:table-cell table:style-name="Table28.A1" office:value-type="string">
              <text:p text:style-name="Body_20_Text.tableblock"><text:span text:style-name="Strong_20_Emphasis">flattened_type_list</text:span> <text:soft-pag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text:soft-page-break/>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6.8.8. BMM_BUILTIN_TYPE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ext:soft-page-break/>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BMM_TUPLE_TYPE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oft-page-break/><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BMM_SIGNATURE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ext:soft-page-break/>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BMM_PROPERTY_TYPE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BMM_ROUTINE_TYPE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ext:soft-page-break/>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BMM_FUNCTION_TYPE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BMM_PROCEDURE_TYPE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ext:soft-page-break/>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6.8.16. BMM_CONTAINER_TYPE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text:soft-page-break/>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oft-page-break/><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text:soft-page-break/>6.8.17. BMM_INDEXED_CONTAINER_TYPE 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text:span><text:soft-page-break/><text:span text:style-name="T2">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text:soft-page-break/>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oft-page-break/><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text:soft-page-break/><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For complex types, instances are composed of hierarchies of values which are similarly unconstrained with respect to their types.</text:span></text:p>
        <text:p text:style-name="P6"><text:soft-page-break/><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text:span><text:soft-page-break/><text:span text:style-name="T2">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oft-page-break/><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oft-page-break/><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text:span><text:soft-page-break/><text:span text:style-name="T2">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text:soft-page-break/></text:p>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oft-page-break/><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0"><text:soft-page-break/>All Enumeration types are based on literal values (i.e. not only names), which may be of any concrete type, including 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text:span><text:soft-page-break/><text:span text:style-name="Source_20_Text">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text:span><text:soft-page-break/><text:span text:style-name="Source_20_Text">{default = false}</text:span></text:p>
            </table:table-cell>
            <table:table-cell table:style-name="Table39.A1" office:value-type="string">
              <text:p text:style-name="P4">True if this class represents a type considered to be primitive in the type system, i.e. any typically built-in or <text:soft-page-break/>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text:span><text:soft-page-break/><text:span text:style-name="Source_20_Text">E</text:span></text:a></text:p>
            </table:table-cell>
            <table:table-cell table:style-name="Table39.A1" office:value-type="string">
              <text:p text:style-name="P4">Generate a type object that represents the type for which <text:soft-page-break/>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ext:soft-page-break/>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primitive</text:span> (): <text:span text:style-name="Source_20_Text">Boolean</text:span></text:p>
            </table:table-cell>
            <table:table-cell table:style-name="Table39.A1" office:value-type="string">
              <text:p text:style-name="P4">True if this class is designated a primitive type within the overall type 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BMM_SIMPLE_CLASS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ext:soft-page-break/>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7.9.3. BMM_GENERIC_CLASS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soft-page-break/><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7.9.4. BMM_ENUMERATIO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soft-page-break/></text:p>
            </table:table-cell>
            <table:table-cell table:style-name="Table43.A1" office:value-type="string">
              <text:p text:style-name="Body_20_Text.tableblock"><text:span text:style-name="Strong_20_Emphasis">item_values</text:span>: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oft-page-break/><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7.9.5. BMM_ENUMERATION_STRING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MM_ENUMERATION_INTEGER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ext:soft-page-break/>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BMM_VALUE_SET_SPEC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text:soft-page-break/>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4"><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4"><text:span text:style-name="Emphasis"><text:span text:style-name="T2">properties</text:span></text:span><text:span text:style-name="T2">: mutable static definitions, described in detail in previous sections;</text:span></text:p>
          </text:list-item>
          <text:list-item>
            <text:p text:style-name="P84"><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text:soft-page-break/><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5"><text:span text:style-name="T2">meta-type, e.g. a group called </text:span><text:span text:style-name="Source_20_Text"><text:span text:style-name="T2">"rules"</text:span></text:span><text:span text:style-name="T2"> limited to publicly visible functions only;</text:span></text:p>
          </text:list-item>
          <text:list-item>
            <text:p text:style-name="P61">logical feature type, e.g. commands, queries, factory methods etc.</text:p>
          </text:list-item>
        </text:list>
        <text:p text:style-name="P6"><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text:span><text:soft-page-break/><text:span text:style-name="T2">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text:soft-page-break/>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text:span><text:soft-page-break/><text:span text:style-name="T2">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6"><text:soft-page-break/><text:span text:style-name="Emphasis"><text:span text:style-name="T2">both False</text:span></text:span><text:span text:style-name="T2">: the value of the property is considered to be design-time constrainable;</text:span></text:p>
          </text:list-item>
          <text:list-item>
            <text:p text:style-name="P86"><text:span text:style-name="Emphasis"><text:span text:style-name="T2">is IM runtime</text:span></text:span><text:span text:style-name="T2">: True if the property value is only knowable at runtime, as is typically the case for identifiers, dates etc;</text:span></text:p>
          </text:list-item>
          <text:list-item>
            <text:p text:style-name="P86"><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7"><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2">if a pre-condition is not met at the moment of routine call, the client (caller) is at fault;</text:p>
              </text:list-item>
            </text:list>
          </text:list-item>
          <text:list-item>
            <text:p text:style-name="P87"><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2">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soft-page-break/></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ext:soft-page-break/>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text:soft-page-break/>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ext:soft-page-break/>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ext:soft-page-break/>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ext:soft-page-break/>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text:span><text:soft-page-break/><text:span text:style-name="Emphasis">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text:soft-page-break/>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text:span><text:soft-page-break/><text:span text:style-name="Source_20_Text">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soft-page-break/></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text:span><text:soft-page-break/><text:span text:style-name="Emphasis">(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ext:soft-page-break/>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text:span><text:soft-page-break/><text:span text:style-name="T2">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88"><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88"><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text:soft-page-break/>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text:soft-page-break/>: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text:soft-page-break/>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text:soft-page-break/>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ext:soft-page-break/>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ext:soft-page-break/>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text:soft-page-break/><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text:soft-page-break/>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89"><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89"><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89"><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0"><text:soft-page-break/><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0"><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0"><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0"><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0"><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0"><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3">the current object - implied;</text:p>
          </text:list-item>
          <text:list-item>
            <text:p text:style-name="P63">another object, which may be designated via:</text:p>
            <text:list>
              <text:list-item>
                <text:p text:style-name="P63"><text:soft-page-break/>a specified scoping object, achieved through 'dot-notation' in most languages;</text:p>
              </text:list-item>
              <text:list-item>
                <text:p text:style-name="P63">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1"><text:span text:style-name="T2">a property name, e.g. </text:span><text:span text:style-name="Source_20_Text"><text:span text:style-name="Emphasis"><text:span text:style-name="T2">name</text:span></text:span></text:span><text:span text:style-name="T2">;</text:span></text:p>
          </text:list-item>
          <text:list-item>
            <text:p text:style-name="P91"><text:span text:style-name="T2">a constant name, e.g. </text:span><text:span text:style-name="Source_20_Text"><text:span text:style-name="Emphasis"><text:span text:style-name="T2">pi</text:span></text:span></text:span><text:span text:style-name="T2">;</text:span></text:p>
          </text:list-item>
          <text:list-item>
            <text:p text:style-name="P91"><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4">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text:soft-page-break/>A class feature is defined as one that is:</text:p>
        <text:list text:style-name="L39">
          <text:list-item>
            <text:p text:style-name="P65">a constant;</text:p>
          </text:list-item>
          <text:list-item>
            <text:p text:style-name="P65">an enumeration literal;</text:p>
          </text:list-item>
          <text:list-item>
            <text:p text:style-name="P92"><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3"><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3"><text:span text:style-name="Source_20_Text"><text:span text:style-name="T2">{Colours}.red</text:span></text:span><text:span text:style-name="T2">, to access an enumeration literal;</text:span></text:p>
          </text:list-item>
          <text:list-item>
            <text:p text:style-name="P93"><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4"><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text:soft-page-break/>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5"><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5"><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5"><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5"><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text:soft-page-break/>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ext:span><text:soft-page-break/><text:span text:style-name="T2">table). Two concrete subtypes of each of these abstract meta-types are used to represent two common kinds of decision structure found in procedural and most object-oriented programming languages:</text:span></text:p>
        <text:list text:style-name="L43">
          <text:list-item>
            <text:p text:style-name="P96"><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6"><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oft-page-break/><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oft-page-break/><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text:soft-page-break/><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text:soft-page-break/><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text:soft-page-break/>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oft-page-break/><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text:soft-page-break/>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text:soft-page-break/>(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ext:soft-page-break/>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soft-page-break/></text:p>
            </table:table-cell>
            <table:table-cell table:style-name="Table88.A1" office:value-type="string">
              <text:p text:style-name="P4">Type, directly from the name of the reference, e.g. <text:soft-page-break/><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text:soft-page-break/>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soft-page-break/></text:p>
            </table:table-cell>
            <table:table-cell table:style-name="Table93.A1" office:value-type="string">
              <text:p text:style-name="Body_20_Text.tableblock"><text:span text:style-name="Strong_20_Emphasis">scoper</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oft-page-break/><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text:soft-page-break/>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text:soft-page-break/>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text:soft-page-break/>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ext:soft-page-break/>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soft-page-break/><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text:soft-page-break/>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text:soft-page-break/>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text:soft-page-break/>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text:span><text:soft-page-break/><text:span text:style-name="Source_20_Text">RESSION</text:span></text:a><text:span text:style-name="Source_20_Text">&gt;</text:span></text:p>
            </table:table-cell>
            <table:table-cell table:style-name="Table107.A1" office:value-type="string">
              <text:p text:style-name="P4">Members of the chain, equivalent to branches in an if/then/else chain and cases in a case <text:soft-page-break/>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text:soft-page-break/>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soft-page-break/></text:p>
            </table:table-cell>
            <table:table-cell table:style-name="Table117.A1" office:value-type="string">
              <text:p text:style-name="P4"><text:span text:style-name="Emphasis">Inv_boolean_expre</text:span><text:soft-page-break/><text:span text:style-name="Emphasis">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7"><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7"><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7"><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text:soft-page-break/>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text:soft-page-break/>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6">a simple class;</text:p>
          </text:list-item>
          <text:list-item>
            <text:p text:style-name="P66">a generic class;</text:p>
          </text:list-item>
          <text:list-item>
            <text:p text:style-name="P98"><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7">each unsubstituted formal parameter of the parent type must have a same-named counterpart in the formal parameters of the inheriting class;</text:p>
          </text:list-item>
          <text:list-item>
            <text:p text:style-name="P67">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5T15:41:27.691831867</dc:date>
    <meta:editing-duration>PT2H10M9S</meta:editing-duration>
    <meta:editing-cycles>15</meta:editing-cycles>
    <meta:document-statistic meta:table-count="127" meta:image-count="54" meta:object-count="0" meta:page-count="232" meta:paragraph-count="3966" meta:word-count="28140" meta:character-count="200340" meta:non-whitespace-character-count="172951"/>
    <meta:user-defined meta:name="viewport">width=device-width, initial-scale=1.0</meta:user-defined>
  </office:meta>
</office:document-meta>
</file>